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0.5673in" svg:width="0.7535in" svg:height="1.0193in" draw:z-index="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2" draw:name="Object2" text:anchor-type="as-char" svg:y="-0.6173in" svg:width="0.6945in" svg:height="1.1484in" draw:z-index="5"><draw:object xlink:href="./Object 2" xlink:type="simple" xlink:show="embed" xlink:actuate="onLoad"/><draw:image xlink:href="./ObjectReplacements/Object 2" xlink:type="simple" xlink:show="embed" xlink:actuate="onLoad"/></draw:frame><text:line-break/><draw:frame draw:style-name="fr1" draw:name="Object3" text:anchor-type="as-char" svg:y="-0.9508in" svg:width="2.0091in" svg:height="1.7866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Object4" text:anchor-type="as-char" svg:y="-0.9508in" svg:width="0.8425in" svg:height="1.7866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><draw:frame draw:style-name="fr1" draw:name="Object5" text:anchor-type="as-char" svg:y="-0.6484in" svg:width="1.7035in" svg:height="1.2571in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Object6" text:anchor-type="as-char" svg:y="-1.028in" svg:width="1.7035in" svg:height="2.0161in" draw:z-index="4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01:02:08.846977196</meta:creation-date>
    <dc:date>2016-12-09T01:26:21.365560718</dc:date>
    <meta:editing-duration>PT13M45S</meta:editing-duration>
    <meta:editing-cycles>5</meta:editing-cycles>
    <meta:generator>LibreOffice/5.2.3.2$Linux_X86_64 LibreOffice_project/20m0$Build-2</meta:generator>
    <meta:document-statistic meta:table-count="0" meta:image-count="0" meta:object-count="6" meta:page-count="1" meta:paragraph-count="4" meta:word-count="0" meta:character-count="2" meta:non-whitespace-character-count="0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o fence="true" stretchy="true">[</mo>
        <mrow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  <mtr>
              <mtd>
                <mn>0</mn>
              </mtd>
            </mtr>
            <mtr>
              <mtd>
                <mrow>
                  <mo stretchy="false">−</mo>
                  <mn>5</mn>
                </mrow>
              </mtd>
            </mtr>
          </mtable>
        </mrow>
        <mo fence="true" stretchy="true">]</mo>
      </mrow>
    </mrow>
    <annotation encoding="StarMath 5.0">C = left[matrix{2##-3##0##-5}right]
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stretchy="true">]</mo>
      </mrow>
    </mrow>
    <annotation encoding="StarMath 5.0">X = left[ matrix{x_1##x_2##x_3##x_4} right]</annotation>
  </semantics>
</math>
</file>

<file path=Object 3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4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4</mn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]</mo>
      </mrow>
    </mrow>
    <annotation encoding="StarMath 5.0">A = left[ matrix{
-1#1#-1#-1##
1#-1#1#1##
1#4#0#0##
-2#-4#0#0##
0#0#1#-1##
1#0#0#0##
0#0#1#0
	}right ]</annotation>
  </semantics>
</math>
</file>

<file path=Object 4/content.xml><?xml version="1.0" encoding="utf-8"?>
<math xmlns="http://www.w3.org/1998/Math/MathML" display="block">
  <semantics>
    <mrow>
      <mi>B</mi>
      <mo stretchy="false">=</mo>
      <mrow>
        <mo fence="true" stretchy="true">[</mo>
        <mrow>
          <mtable>
            <mtr>
              <mtd>
                <mn>8</mn>
              </mtd>
            </mtr>
            <mtr>
              <mtd>
                <mrow>
                  <mo stretchy="false">−</mo>
                  <mn>8</mn>
                </mrow>
              </mtd>
            </mtr>
            <mtr>
              <mtd>
                <mn>10</mn>
              </mtd>
            </mtr>
            <mtr>
              <mtd>
                <mrow>
                  <mo stretchy="false">−</mo>
                  <mn>10</mn>
                </mrow>
              </mtd>
            </mtr>
            <mtr>
              <mtd>
                <mrow>
                  <mo stretchy="false">−</mo>
                  <mn>3</mn>
                </mrow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B = left[ matrix{
8##
-8##
10##
-10##
-3##
0##
0
}right ]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min</mi>
            <mtext>  </mtext>
            <mn>2</mn>
            <mrow>
              <msub>
                <mi>x</mi>
                <mn>1</mn>
              </msub>
              <mo stretchy="false">−</mo>
              <mn>3</mn>
            </mrow>
            <msub>
              <mi>x</mi>
              <mn>2</mn>
            </msub>
            <mi>–</mi>
            <mn>5</mn>
            <msub>
              <mi>x</mi>
              <mn>4</mn>
            </msub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+</mo>
              <msub>
                <mi>x</mi>
                <mn>2</mn>
              </msub>
              <mo stretchy="false">−</mo>
              <msub>
                <mi>x</mi>
                <mn>3</mn>
              </msub>
              <mo stretchy="false">−</mo>
              <msub>
                <mi>x</mi>
                <mn>4</mn>
              </msub>
            </mrow>
            <mo stretchy="false">=</mo>
            <mn>8</mn>
          </mrow>
        </mtd>
      </mtr>
      <mtr>
        <mtd>
          <mrow>
            <mn>2</mn>
            <mrow>
              <msub>
                <mi>x</mi>
                <mn>1</mn>
              </msub>
              <mo stretchy="false">+</mo>
              <mn>4</mn>
            </mrow>
            <mrow>
              <msub>
                <mi>x</mi>
                <mn>2</mn>
              </msub>
              <mo stretchy="false">=</mo>
              <mn>10</mn>
            </mrow>
          </mrow>
        </mtd>
      </mtr>
      <mtr>
        <mtd>
          <mrow>
            <mrow>
              <mrow>
                <mo stretchy="false">−</mo>
                <msub>
                  <mi>x</mi>
                  <mn>3</mn>
                </msub>
              </mrow>
              <mo stretchy="false">+</mo>
              <msub>
                <mi>x</mi>
                <mn>4</mn>
              </msub>
            </mrow>
            <mo stretchy="false">≤</mo>
            <mn>3</mn>
          </mrow>
        </mtd>
      </mtr>
      <mtr>
        <mtd>
          <mrow>
            <msub>
              <mi>x</mi>
              <mn>1</mn>
            </msub>
            <mi>,</mi>
            <mrow>
              <msub>
                <mi>x</mi>
                <mn>3</mn>
              </msub>
              <mo stretchy="false">≥</mo>
              <mn>0</mn>
            </mrow>
          </mrow>
        </mtd>
      </mtr>
    </mtable>
    <annotation encoding="StarMath 5.0">min"  " 2x_1 -3x_2 – 5x_4 newline
-x_1 + x_2 - x_3 - x_4 =8 newline
2x_1 + 4x_2 = 10 newline
-x_3 + x_4 &lt;= 3 newline
x_1,x_3 &gt;=0

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min</mi>
            <mtext>  </mtext>
            <mn>2</mn>
            <mrow>
              <msub>
                <mi>x</mi>
                <mn>1</mn>
              </msub>
              <mo stretchy="false">−</mo>
              <mn>3</mn>
            </mrow>
            <msub>
              <mi>x</mi>
              <mn>2</mn>
            </msub>
            <mi>–</mi>
            <mn>5</mn>
            <msub>
              <mi>x</mi>
              <mn>4</mn>
            </msub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+</mo>
              <msub>
                <mi>x</mi>
                <mn>2</mn>
              </msub>
              <mo stretchy="false">−</mo>
              <msub>
                <mi>x</mi>
                <mn>3</mn>
              </msub>
              <mo stretchy="false">−</mo>
              <msub>
                <mi>x</mi>
                <mn>4</mn>
              </msub>
            </mrow>
            <mo stretchy="false">≥</mo>
            <mn>8</mn>
          </mrow>
        </mtd>
      </mtr>
      <mtr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+</mo>
              <msub>
                <mi>x</mi>
                <mn>3</mn>
              </msub>
              <mo stretchy="false">+</mo>
              <msub>
                <mi>x</mi>
                <mn>4</mn>
              </msub>
            </mrow>
            <mo stretchy="false">≥</mo>
            <mrow>
              <mo stretchy="false">−</mo>
              <mn>8</mn>
            </mrow>
          </mrow>
        </mtd>
      </mtr>
      <mtr>
        <mtd>
          <mrow>
            <mn>2</mn>
            <mrow>
              <msub>
                <mi>x</mi>
                <mn>1</mn>
              </msub>
              <mo stretchy="false">+</mo>
              <mn>4</mn>
            </mrow>
            <mrow>
              <msub>
                <mi>x</mi>
                <mn>2</mn>
              </msub>
              <mo stretchy="false">≥</mo>
              <mn>10</mn>
            </mrow>
          </mrow>
        </mtd>
      </mtr>
      <mtr>
        <mtd>
          <mrow>
            <mrow>
              <mo stretchy="false">−</mo>
              <mn>2</mn>
            </mrow>
            <mrow>
              <msub>
                <mi>x</mi>
                <mn>1</mn>
              </msub>
              <mo stretchy="false">−</mo>
              <mn>4</mn>
            </mrow>
            <mrow>
              <msub>
                <mi>x</mi>
                <mn>2</mn>
              </msub>
              <mo stretchy="false">≥</mo>
              <mrow>
                <mo stretchy="false">−</mo>
                <mn>10</mn>
              </mrow>
            </mrow>
          </mrow>
        </mtd>
      </mtr>
      <mtr>
        <mtd>
          <mrow>
            <mrow>
              <msub>
                <mi>x</mi>
                <mn>3</mn>
              </msub>
              <mo stretchy="false">−</mo>
              <msub>
                <mi>x</mi>
                <mn>4</mn>
              </msub>
            </mrow>
            <mo stretchy="false">≥</mo>
            <mrow>
              <mo stretchy="false">−</mo>
              <mn>3</mn>
            </mrow>
          </mrow>
        </mtd>
      </mtr>
      <mtr>
        <mtd>
          <mrow>
            <msub>
              <mi>x</mi>
              <mn>1</mn>
            </msub>
            <mo stretchy="false">≥</mo>
            <mn>0</mn>
          </mrow>
        </mtd>
      </mtr>
      <mtr>
        <mtd>
          <mrow>
            <msub>
              <mi>x</mi>
              <mn>3</mn>
            </msub>
            <mo stretchy="false">≥</mo>
            <mn>0</mn>
          </mrow>
        </mtd>
      </mtr>
    </mtable>
    <annotation encoding="StarMath 5.0">min"  " 2x_1 -3x_2 – 5x_4 newline
-x_1 + x_2 - x_3 - x_4 &gt;=8 newline
x_1 - x_2 + x_3 + x_4 &gt;=-8 newline
2x_1 + 4x_2 &gt;= 10 newline
-2x_1 -4x_2 &gt;= -10 newline
x_3 - x_4 &gt;= -3 newline
x_1 &gt;=0 newline
x_3 &gt;=0</annotation>
  </semantics>
</math>
</file>